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2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5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5" style:family="paragraph" style:parent-style-name="Standard">
      <style:text-properties officeooo:paragraph-rsid="088032f0"/>
    </style:style>
    <style:style style:name="P66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6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8" style:family="paragraph" style:parent-style-name="Standard">
      <style:text-properties officeooo:paragraph-rsid="00211236"/>
    </style:style>
    <style:style style:name="P69" style:family="paragraph" style:parent-style-name="Standard">
      <style:text-properties officeooo:paragraph-rsid="088c3606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7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75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78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8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8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8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83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84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8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center"/>
      <style:text-properties fo:font-size="12pt"/>
    </style:style>
    <style:style style:name="P8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fo:font-size="8pt" officeooo:rsid="088fed90" style:font-size-asian="8pt" style:font-size-complex="8pt"/>
    </style:style>
    <style:style style:name="T5" style:family="text">
      <style:text-properties fo:font-size="8pt" officeooo:rsid="01b3066c" style:font-size-asian="8pt" style:font-size-complex="8pt"/>
    </style:style>
    <style:style style:name="T6" style:family="text">
      <style:text-properties style:font-name="Arial" fo:font-size="8pt" officeooo:rsid="00d2f3b4" style:font-size-asian="8pt" style:font-size-complex="8pt"/>
    </style:style>
    <style:style style:name="T7" style:family="text">
      <style:text-properties style:font-name="Arial" fo:font-size="8pt" officeooo:rsid="088bc3b2" style:font-size-asian="8pt" style:font-size-complex="8pt"/>
    </style:style>
    <style:style style:name="T8" style:family="text">
      <style:text-properties style:font-name="Arial" fo:font-size="8pt" officeooo:rsid="088032f0" style:font-size-asian="8pt" style:font-size-complex="8pt"/>
    </style:style>
    <style:style style:name="T9" style:family="text">
      <style:text-properties style:font-name="Arial" fo:font-size="12pt" officeooo:rsid="01b3066c" style:font-size-asian="12pt" style:font-size-complex="12pt"/>
    </style:style>
    <style:style style:name="T10" style:family="text">
      <style:text-properties style:font-name="Arial" fo:font-size="9pt" officeooo:rsid="02e24ff3" style:font-size-asian="9pt" style:font-size-complex="9pt"/>
    </style:style>
    <style:style style:name="T11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2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3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4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6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7" style:family="text">
      <style:text-properties style:font-name="Arial" officeooo:rsid="0016aab4" style:font-name-complex="Arial"/>
    </style:style>
    <style:style style:name="T18" style:family="text">
      <style:text-properties style:font-name="Arial" officeooo:rsid="00124150" style:font-name-complex="Arial"/>
    </style:style>
    <style:style style:name="T19" style:family="text">
      <style:text-properties style:font-name="Arial" officeooo:rsid="082fac51" style:font-name-complex="Arial"/>
    </style:style>
    <style:style style:name="T20" style:family="text">
      <style:text-properties officeooo:rsid="06fb2665"/>
    </style:style>
    <style:style style:name="T21" style:family="text">
      <style:text-properties officeooo:rsid="06fc0c77"/>
    </style:style>
    <style:style style:name="T22" style:family="text">
      <style:text-properties officeooo:rsid="070a934d"/>
    </style:style>
    <style:style style:name="T23" style:family="text">
      <style:text-properties style:font-name="Pyidaungsu" officeooo:rsid="0016aab4" style:font-name-complex="Pyidaungsu"/>
    </style:style>
    <style:style style:name="T24" style:family="text">
      <style:text-properties style:font-name="Pyidaungsu" officeooo:rsid="00124150" style:font-name-complex="Pyidaungsu"/>
    </style:style>
    <style:style style:name="T25" style:family="text">
      <style:text-properties style:font-name="Pyidaungsu" officeooo:rsid="082938f6" style:font-name-complex="Pyidaungsu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3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65"><text:a xlink:type="simple" xlink:href="py3o://with=%22r=obj%22" text:style-name="Internet_20_link" text:visited-style-name="Visited_20_Internet_20_Link"><text:span text:style-name="T2">with="r=obj"</text:span></text:a></text:p>
      <text:p text:style-name="P75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5"><text:a xlink:type="simple" xlink:href="py3o://with=%22o=e_obj%22" text:style-name="Internet_20_link" text:visited-style-name="Visited_20_Internet_20_Link"><text:span text:style-name="T7">with="o=e_obj"</text:span></text:a></text:p>
      <text:p text:style-name="P64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4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3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8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8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5"><draw:line text:anchor-type="paragraph" draw:z-index="5" draw:name="Shape3_0" draw:style-name="gr1" draw:text-style-name="P86" svg:x1="0.9028in" svg:y1="0.1827in" svg:x2="3.3799in" svg:y2="0.1728in"><text:p/></draw:line><text:span text:style-name="T26">ဝန်ထမ်းအမည် <text:s text:c="2"/></text:span><text:span text:style-name="T26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86" svg:x1="1.8528in" svg:y1="0.1791in" svg:x2="3.8083in" svg:y2="0.1791in"><text:p/></draw:line><text:span text:style-name="T26">ကုမ္ပဏီ/ဌာန/အဖွဲ့အစည်းအမည် <text:s/></text:span><text:span text:style-name="T26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86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6"><draw:line text:anchor-type="paragraph" draw:z-index="6" draw:name="Shape3_1" draw:style-name="gr1" draw:text-style-name="P86" svg:x1="0.9382in" svg:y1="0.2016in" svg:x2="3.4154in" svg:y2="0.1917in"><text:p/></draw:line><text:span text:style-name="T26">ရာထူး/တာဝန် <text:s text:c="3"/></text:span><text:span text:style-name="T26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6"><draw:line text:anchor-type="paragraph" draw:z-index="7" draw:name="Shape3_2" draw:style-name="gr1" draw:text-style-name="P86" svg:x1="1.9791in" svg:y1="0.1803in" svg:x2="3.3917in" svg:y2="0.1756in"><text:p/></draw:line><text:span text:style-name="T26">နိင်ငံသားစိစစ်ရေးကတ်ပြားအမှတ် </text:span><text:span text:style-name="T26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86" svg:x1="2.0154in" svg:y1="0.1756in" svg:x2="3.8437in" svg:y2="0.1756in"><text:p/></draw:line><text:span text:style-name="T26">အခွန်ထမ်းမှတ်ပုံတင်အမှတ် (TIN) <text:s/></text:span><text:span text:style-name="T27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0"><draw:line text:anchor-type="paragraph" draw:z-index="11" draw:name="Shape3_3" draw:style-name="gr1" draw:text-style-name="P8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86" svg:x1="0.0827in" svg:y1="0.1811in" svg:x2="3.3693in" svg:y2="0.1811in"><text:p/></draw:line><draw:line text:anchor-type="paragraph" draw:z-index="14" draw:name="Shape3_10" draw:style-name="gr1" draw:text-style-name="P8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41"><draw:line text:anchor-type="paragraph" draw:z-index="16" draw:name="Shape3_12" draw:style-name="gr1" draw:text-style-name="P8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0"><draw:line text:anchor-type="paragraph" draw:z-index="9" draw:name="Shape3_6" draw:style-name="gr1" draw:text-style-name="P8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39"><draw:line text:anchor-type="paragraph" draw:z-index="17" draw:name="Shape3_13" draw:style-name="gr1" draw:text-style-name="P8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0"><draw:line text:anchor-type="paragraph" draw:z-index="10" draw:name="Shape3_7" draw:style-name="gr1" draw:text-style-name="P86" svg:x1="1.9563in" svg:y1="0.2067in" svg:x2="3.3689in" svg:y2="0.202in"><text:p/></draw:line><draw:line text:anchor-type="paragraph" draw:z-index="18" draw:name="Shape3_14" draw:style-name="gr1" draw:text-style-name="P8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68"/>
      <text:p text:style-name="P6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1209180823712">
          <table:table-cell table:style-name="Table3.A1" office:value-type="string">
            <text:p text:style-name="P74">စဥ်</text:p>
            <text:p text:style-name="P67"/>
          </table:table-cell>
          <table:table-cell table:style-name="Table3.A1" office:value-type="string">
            <text:p text:style-name="P74">လအမည်</text:p>
            <text:p text:style-name="P67"/>
          </table:table-cell>
          <table:table-cell table:style-name="Table3.A1" office:value-type="string">
            <text:p text:style-name="P74">ရရှိသည့် လစာဝင်ငွေ</text:p>
            <text:p text:style-name="P74"><text:s/>စုစုပေါင်း (ကျပ်) </text:p>
            <text:p text:style-name="P67"/>
          </table:table-cell>
          <table:table-cell table:style-name="Table3.A1" office:value-type="string">
            <text:p text:style-name="P74">ပေးဆောင်သည့် </text:p>
            <text:p text:style-name="P74">အခွန်(ကျပ်)</text:p>
            <text:p text:style-name="P67"/>
          </table:table-cell>
          <table:table-cell table:style-name="Table3.A1" office:value-type="string">
            <text:p text:style-name="P74">အခွန်ပေးသွင်းမှု</text:p>
            <text:p text:style-name="P74">အထောက်အထား</text:p>
            <text:p text:style-name="P74">အမှတ်</text:p>
            <text:p text:style-name="P67"/>
          </table:table-cell>
          <table:table-cell table:style-name="Table3.F1" office:value-type="string">
            <text:p text:style-name="P74">လက်မှတ်</text:p>
            <text:p text:style-name="P67"/>
          </table:table-cell>
        </table:table-row>
        <table:table-row table:style-name="TableLine1209180741536">
          <table:table-cell table:style-name="Table3.A2" table:number-columns-spanned="6" office:value-type="string">
            <text:p text:style-name="P79"><text:a xlink:type="simple" xlink:href="py3o://for=%22i%20in%20range(1,13)%22" text:style-name="Internet_20_link" text:visited-style-name="Visited_20_Internet_20_Link"><text:span text:style-name="T4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09180769440">
          <table:table-cell table:style-name="Table3.A3" office:value-type="string">
            <text:p text:style-name="P85"><text:text-input text:description="py3o://function=&quot;r.number_list(i)&quot;">sr</text:text-input></text:p>
          </table:table-cell>
          <table:table-cell table:style-name="Table3.A3" office:value-type="string">
            <text:p text:style-name="P77"><text:text-input text:description="py3o://function=&quot;r.month_list(i, r.month)&quot;">month</text:text-input></text:p>
          </table:table-cell>
          <table:table-cell table:style-name="Table3.A3" office:value-type="string">
            <text:p text:style-name="P82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82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84"/>
          </table:table-cell>
          <table:table-cell table:style-name="Table3.A2" office:value-type="string">
            <text:p text:style-name="P84"/>
          </table:table-cell>
        </table:table-row>
        <table:table-row table:style-name="TableLine1209180806048">
          <table:table-cell table:style-name="Table3.A2" table:number-columns-spanned="6" office:value-type="string">
            <text:p text:style-name="P80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09180807584">
          <table:table-cell table:style-name="Table3.A3" table:number-columns-spanned="2" office:value-type="string">
            <text:p text:style-name="P77">စုစုပေါင်း</text:p>
          </table:table-cell>
          <table:covered-table-cell/>
          <table:table-cell table:style-name="Table3.A3" office:value-type="string">
            <text:p text:style-name="P82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82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84"/>
          </table:table-cell>
          <table:table-cell table:style-name="Table3.A2" office:value-type="string">
            <text:p text:style-name="P78"/>
          </table:table-cell>
        </table:table-row>
      </table:table>
      <text:p text:style-name="P6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4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8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2"><draw:line text:anchor-type="paragraph" draw:z-index="26" draw:name="Shape3_22" draw:style-name="gr1" draw:text-style-name="P86" svg:x1="2.0756in" svg:y1="0.1728in" svg:x2="3.0154in" svg:y2="0.1709in"><text:p/></draw:line>(က)အခြေခံခွင့်ပြုငွေ (၂၀%) <text:s/><text:span text:style-name="T24">= </text:span><text:span text:style-name="T25"><text:s text:c="8"/></text:span><text:span text:style-name="T24"><text:s text:c="4"/></text:span><text:span text:style-name="T14"><text:text-input text:description="py3o://function=&quot;o._get_basic_allowance(r.fiscal_year_id)&quot;">20p</text:text-input></text:span><text:span text:style-name="T18"><text:s/></text:span><text:span text:style-name="T24"><text:s/></text:span><text:span text:style-name="T25"><text:s text:c="10"/></text:span><text:span text:style-name="T17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4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4">(ခ) ခံစားခွင့်ရှိသည့် အတူနေမိဘ <text:span text:style-name="T23">( <text:s text:c="2"/></text:span><text:span text:style-name="T17"><text:s text:c="2"/></text:span><text:span text:style-name="T15"><text:text-input text:description="py3o://function=&quot;o._get_parents()&quot;">parents</text:text-input></text:span><text:span text:style-name="T17"><text:s text:c="3"/></text:span><text:span text:style-name="T23"><text:s text:c="2"/>)</text:span><text:span text:style-name="T20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7"><text:a xlink:type="simple" xlink:href="py3o://if=%22o.marital%20!=%20'single'%22" text:style-name="Internet_20_link" text:visited-style-name="Visited_20_Internet_20_Link"><text:span text:style-name="T12">if="o.marital != 'single'"</text:span></text:a><text:span text:style-name="T11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7360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8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6"><draw:custom-shape text:anchor-type="paragraph" draw:z-index="3" draw:name="Shape2_1" draw:style-name="gr2" draw:text-style-name="P8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1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7"><text:a xlink:type="simple" xlink:href="py3o://if=%22o.marital%20==%20'single'%22" text:style-name="Internet_20_link" text:visited-style-name="Visited_20_Internet_20_Link"><text:span text:style-name="T12">if="o.marital == 'single'"</text:span></text:a><text:span text:style-name="T11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9152">
          <table:table-cell table:style-name="Table7.A5" office:value-type="string">
            <text:p text:style-name="P16">(ဂ) အိမ်ထောင်ဖက်</text:p>
          </table:table-cell>
          <table:table-cell table:style-name="Table7.D1" office:value-type="string">
            <text:p text:style-name="P16"><draw:custom-shape text:anchor-type="paragraph" draw:z-index="4" draw:name="Shape2_2" draw:style-name="gr2" draw:text-style-name="P8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1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8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4">(ဃ) ခံစားခွင့်ရှိသည့် သား/သမီး <text:span text:style-name="T23"><text:s/>( <text:s text:c="5"/></text:span><text:span text:style-name="T17"><text:s/></text:span><text:span text:style-name="T14"><text:user-field-get text:name="py3o.o.children">children</text:user-field-get></text:span><text:span text:style-name="T17"><text:s text:c="3"/></text:span><text:span text:style-name="T23"><text:s text:c="4"/>) </text:span><text:span text:style-name="T20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7">(င) ဝန်ထမ်းနှင့် အိမ်ထောင်ဖက်အတွက် အသက်အာမခံပရီမီယံ </text:p>
            <text:p text:style-name="P18"><draw:line text:anchor-type="paragraph" draw:z-index="27" draw:name="Shape3_23" draw:style-name="gr1" draw:text-style-name="P86" svg:x1="1.0654in" svg:y1="0.1965in" svg:x2="2.7134in" svg:y2="0.1945in"><text:p/></draw:line><text:span text:style-name="T23"><text:s text:c="6"/>ပေးသွင်း</text:span><text:span text:style-name="T17">ငွေ</text:span><text:span text:style-name="T19"> <text:s text:c="16"/></text:span><text:span text:style-name="T17"><text:s/></text:span><text:span text:style-name="T16"><text:text-input text:description="py3o://function=&quot;o._get_premium_fee()&quot;">insu_fee</text:text-input></text:span><text:span text:style-name="T17"><text:s text:c="6"/></text:span><text:span text:style-name="T19"><text:s text:c="16"/></text:span><text:span text:style-name="T17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0"><draw:line text:anchor-type="paragraph" draw:z-index="19" draw:name="Shape3_5" draw:style-name="gr1" draw:text-style-name="P86" svg:x1="0.5429in" svg:y1="0.1638in" svg:x2="3.3665in" svg:y2="0.1638in"><text:p/></draw:line>လက်မှတ် <text:s/></text:p>
            <text:p text:style-name="P61">အမည် <text:s text:c="2"/><text:span text:style-name="T13"><text:user-field-get text:name="py3o.o.company_id.hr_head_id.name">hr_head</text:user-field-get></text:span></text:p>
            <text:p text:style-name="P62"><draw:line text:anchor-type="paragraph" draw:z-index="20" draw:name="Shape3_15" draw:style-name="gr1" draw:text-style-name="P86" svg:x1="0.4043in" svg:y1="-0.1098in" svg:x2="3.3559in" svg:y2="-0.1098in"><text:p/></draw:line><draw:line text:anchor-type="paragraph" draw:z-index="21" draw:name="Shape3_16" draw:style-name="gr1" draw:text-style-name="P86" svg:x1="0.4398in" svg:y1="0.1736in" svg:x2="3.3445in" svg:y2="0.1661in"><text:p/></draw:line>တာဝန်<text:span text:style-name="T13"> <text:s text:c="2"/></text:span><text:span text:style-name="T13"><text:user-field-get text:name="py3o.o.company_id.hr_head_id.job_id.name">hr_head_job_name</text:user-field-get></text:span><text:span text:style-name="T13"><text:s/>, </text:span><text:span text:style-name="T13"><text:user-field-get text:name="py3o.o.company_id.hr_head_id.department_id.name">department_name</text:user-field-get></text:span></text:p>
            <text:p text:style-name="P61"><draw:line text:anchor-type="paragraph" draw:z-index="22" draw:name="Shape3_18" draw:style-name="gr1" draw:text-style-name="P87" svg:x1="1.974in" svg:y1="0.1701in" svg:x2="3.3291in" svg:y2="0.1657in"><text:p/></draw:line>နိုင်ငံသားစိစစ်ရေးကတ်ပြားအမှတ်<text:span text:style-name="T13"> <text:s text:c="2"/></text:span><text:span text:style-name="T13"><text:user-field-get text:name="py3o.o.company_id.hr_head_id.nrc">nrc</text:user-field-get></text:span></text:p>
            <text:p text:style-name="P59"><draw:line text:anchor-type="paragraph" draw:z-index="23" draw:name="Shape3_17" draw:style-name="gr1" draw:text-style-name="P8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1"><draw:line text:anchor-type="paragraph" draw:z-index="24" draw:name="Shape3_19" draw:style-name="gr1" draw:text-style-name="P8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19">(စ) လူမှုဖူလုံရေး ရန်ပုံငွေသို့ ပေးသွင်းရန်<text:span text:style-name="T17">နုတ်ယူခြင်းခံရသည့်</text:span></text:p>
            <text:p text:style-name="P19"><draw:line text:anchor-type="paragraph" draw:z-index="25" draw:name="Shape3_21" draw:style-name="gr1" draw:text-style-name="P86" svg:x1="0.4193in" svg:y1="0.1421in" svg:x2="2.0673in" svg:y2="0.1402in"><text:p/></draw:line><text:span text:style-name="T17"><text:s text:c="5"/>ငွေ <text:s text:c="4"/></text:span><text:span text:style-name="T19"><text:s text:c="10"/></text:span><text:span text:style-name="T17"><text:s/></text:span><text:span text:style-name="T16"><text:text-input text:description="py3o://function=&quot;o._get_ssb_fee()&quot;">ssb_fee</text:text-input></text:span><text:span text:style-name="T17"><text:s text:c="6"/></text:span><text:span text:style-name="T19"><text:s text:c="9"/></text:span><text:span text:style-name="T17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2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5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3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9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2">၃။ <text:span text:style-name="T28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1">၄။ <text:span text:style-name="T28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>၅။ <text:span text:style-name="T28">လက်မှတ်တို</text:span> စာတိုင်နှင့် <text:span text:style-name="T28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0"><text:span text:style-name="T28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0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7"/>
      <text:p text:style-name="P46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2:56:57.981000000</dc:date>
    <meta:editing-duration>P2DT1H6M29S</meta:editing-duration>
    <meta:editing-cycles>1091</meta:editing-cycles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